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6A000000131CB5E746.gif" manifest:media-type="image/gif"/>
  <manifest:file-entry manifest:full-path="Pictures/1000020000000044000000144A426517.gif" manifest:media-type="image/gif"/>
  <manifest:file-entry manifest:full-path="Pictures/100002000000006A00000014F09FB943.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4c1a" officeooo:paragraph-rsid="00094c1a"/>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94c1a" officeooo:paragraph-rsid="00094c1a"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0ead49" officeooo:paragraph-rsid="00124884"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erif" fo:font-size="12pt" officeooo:paragraph-rsid="001552a5"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0ce01b" officeooo:paragraph-rsid="001552a5" style:font-size-asian="12pt" style:font-size-complex="12pt"/>
    </style:style>
    <style:style style:name="P6" style:family="paragraph" style:parent-style-name="Standard">
      <style:paragraph-properties fo:text-align="start" style:justify-single-word="false"/>
      <style:text-properties fo:font-size="12pt" style:text-underline-style="none" fo:font-weight="normal" officeooo:rsid="00167a83" officeooo:paragraph-rsid="0012488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67a83" officeooo:paragraph-rsid="0014c59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a50e0" officeooo:paragraph-rsid="001552a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a50e0" officeooo:paragraph-rsid="00181a3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a50e0" officeooo:paragraph-rsid="00193dc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81a3e" officeooo:paragraph-rsid="00181a3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ead49" officeooo:paragraph-rsid="0014c59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Liberation Serif" fo:font-size="12pt" officeooo:rsid="000c0df9" officeooo:paragraph-rsid="001552a5"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rsid="000c0df9" officeooo:paragraph-rsid="00193dca"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style:text-underline-style="none" fo:font-weight="normal" officeooo:rsid="000c0df9" officeooo:paragraph-rsid="00181a3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Liberation Serif" fo:font-size="12pt" style:text-underline-style="none" fo:font-weight="normal" officeooo:rsid="000c0df9" officeooo:paragraph-rsid="00193dc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Liberation Serif" fo:font-size="12pt" style:text-underline-style="none" fo:font-weight="normal" officeooo:rsid="001a057c" officeooo:paragraph-rsid="001a057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Liberation Serif" fo:font-size="12pt" style:text-underline-style="none" fo:font-weight="normal" officeooo:rsid="0019eeb8" officeooo:paragraph-rsid="0019eeb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Liberation Serif" fo:font-size="12pt" style:text-underline-style="none" fo:font-weight="normal" officeooo:rsid="0019eeb8" officeooo:paragraph-rsid="001a057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Liberation Serif" fo:font-size="12pt" style:text-underline-style="none" fo:font-weight="normal" officeooo:rsid="001a057c" officeooo:paragraph-rsid="001a057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Liberation Serif" fo:font-size="14pt" style:text-underline-style="none" fo:font-weight="normal" officeooo:rsid="0019eeb8" officeooo:paragraph-rsid="0019eeb8"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style:font-name="Liberation Serif" fo:font-size="14pt" style:text-underline-style="none" fo:font-weight="normal" officeooo:rsid="001a057c" officeooo:paragraph-rsid="001a057c"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0ead49" officeooo:paragraph-rsid="0014c59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0ead49" officeooo:paragraph-rsid="00181a3e"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181a3e" officeooo:paragraph-rsid="00193dc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0a50e0" officeooo:paragraph-rsid="001552a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0a50e0" officeooo:paragraph-rsid="00181a3e"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0a50e0" officeooo:paragraph-rsid="00193dca"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solid" style:text-underline-type="double" style:text-underline-width="auto" style:text-underline-color="font-color" fo:font-weight="normal" officeooo:rsid="000ead49" officeooo:paragraph-rsid="0014c59f"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officeooo:paragraph-rsid="00181a3e"/>
    </style:style>
    <style:style style:name="P31" style:family="paragraph" style:parent-style-name="Standard">
      <style:paragraph-properties fo:text-align="start" style:justify-single-word="false"/>
      <style:text-properties officeooo:paragraph-rsid="00193dca"/>
    </style:style>
    <style:style style:name="P32" style:family="paragraph" style:parent-style-name="Standard">
      <style:paragraph-properties fo:text-align="start" style:justify-single-word="false"/>
      <style:text-properties style:font-name="Liberation Serif" officeooo:paragraph-rsid="00181a3e"/>
    </style:style>
    <style:style style:name="P33" style:family="paragraph" style:parent-style-name="Standard">
      <style:paragraph-properties fo:text-align="start" style:justify-single-word="false"/>
      <style:text-properties style:font-name="Liberation Serif" officeooo:paragraph-rsid="00193dca"/>
    </style:style>
    <style:style style:name="P34" style:family="paragraph" style:parent-style-name="Standard">
      <style:paragraph-properties fo:text-align="start" style:justify-single-word="false"/>
      <style:text-properties style:font-name="Liberation Serif" fo:font-size="12pt" officeooo:paragraph-rsid="00181a3e" style:font-size-asian="12pt" style:font-size-complex="12pt"/>
    </style:style>
    <style:style style:name="P35" style:family="paragraph" style:parent-style-name="Standard">
      <style:paragraph-properties fo:text-align="start" style:justify-single-word="false"/>
      <style:text-properties style:font-name="Liberation Serif" fo:font-size="12pt" officeooo:paragraph-rsid="00193dca" style:font-size-asian="12pt" style:font-size-complex="12pt"/>
    </style:style>
    <style:style style:name="T1" style:family="text">
      <style:text-properties fo:font-size="12pt" style:font-size-asian="10.5pt" style:font-size-complex="12pt"/>
    </style:style>
    <style:style style:name="T2" style:family="text">
      <style:text-properties fo:font-size="12pt" officeooo:rsid="00107a20" style:font-size-asian="10.5pt" style:font-size-complex="12pt"/>
    </style:style>
    <style:style style:name="T3" style:family="text">
      <style:text-properties fo:font-size="12pt" officeooo:rsid="0014c59f" style:font-size-asian="10.5pt" style:font-size-complex="12pt"/>
    </style:style>
    <style:style style:name="T4" style:family="text">
      <style:text-properties fo:font-size="12pt" officeooo:rsid="00167a83" style:font-size-asian="10.5pt" style:font-size-complex="12pt"/>
    </style:style>
    <style:style style:name="T5" style:family="text">
      <style:text-properties fo:font-size="12pt" officeooo:rsid="00181a3e" style:font-size-asian="10.5pt" style:font-size-complex="12pt"/>
    </style:style>
    <style:style style:name="T6" style:family="text">
      <style:text-properties fo:font-size="12pt" officeooo:rsid="000a50e0" style:font-size-asian="10.5pt" style:font-size-complex="12pt"/>
    </style:style>
    <style:style style:name="T7" style:family="text">
      <style:text-properties fo:font-size="12pt" style:text-underline-style="none" fo:font-weight="normal" officeooo:rsid="000a50e0" style:font-size-asian="10.5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officeooo:rsid="000a50e0" style:font-size-asian="12pt" style:font-size-complex="12pt"/>
    </style:style>
    <style:style style:name="T10" style:family="text">
      <style:text-properties fo:font-size="12pt" officeooo:rsid="001ac1dd" style:font-size-asian="12pt" style:font-size-complex="12pt"/>
    </style:style>
    <style:style style:name="T11" style:family="text">
      <style:text-properties fo:color="#000000"/>
    </style:style>
    <style:style style:name="T12" style:family="text">
      <style:text-properties fo:color="#000000" style:font-name="Liberation Serif" fo:font-size="12pt" style:font-size-asian="12pt" style:font-size-complex="12pt"/>
    </style:style>
    <style:style style:name="T13" style:family="text">
      <style:text-properties fo:color="#000000" style:font-name="Liberation Serif" fo:font-size="12pt" officeooo:rsid="000a50e0" style:font-size-asian="12pt" style:font-size-complex="12pt"/>
    </style:style>
    <style:style style:name="T14" style:family="text">
      <style:text-properties fo:color="#000000" style:font-name="Liberation Serif" fo:font-size="12pt" officeooo:rsid="000b8424" style:font-size-asian="12pt" style:font-size-complex="12pt"/>
    </style:style>
    <style:style style:name="T15" style:family="text">
      <style:text-properties fo:color="#000000" style:font-name="Liberation Serif" fo:font-size="12pt" officeooo:rsid="00181a3e" style:font-size-asian="12pt" style:font-size-complex="12pt"/>
    </style:style>
    <style:style style:name="T16" style:family="text">
      <style:text-properties fo:color="#000000" officeooo:rsid="000a50e0"/>
    </style:style>
    <style:style style:name="T17" style:family="text">
      <style:text-properties fo:color="#000000" officeooo:rsid="000c0df9"/>
    </style:style>
    <style:style style:name="T18" style:family="text">
      <style:text-properties fo:color="#000000" officeooo:rsid="000d1af7"/>
    </style:style>
    <style:style style:name="T19" style:family="text">
      <style:text-properties fo:color="#000000" officeooo:rsid="00181a3e"/>
    </style:style>
    <style:style style:name="T20" style:family="text">
      <style:text-properties style:font-name="Liberation Serif" fo:font-size="12pt" style:font-size-asian="10.5pt" style:font-size-complex="12pt"/>
    </style:style>
    <style:style style:name="T21" style:family="text">
      <style:text-properties style:font-name="Liberation Serif" fo:font-size="12pt" officeooo:rsid="000a50e0" style:font-size-asian="10.5pt" style:font-size-complex="12pt"/>
    </style:style>
    <style:style style:name="T22" style:family="text">
      <style:text-properties style:font-name="Liberation Serif" fo:font-size="12pt" style:text-underline-style="none" fo:font-weight="normal" officeooo:rsid="000a50e0" style:font-size-asian="12pt" style:font-weight-asian="normal" style:font-size-complex="12pt" style:font-weight-complex="normal"/>
    </style:style>
    <style:style style:name="T23" style:family="text">
      <style:text-properties style:font-name="Liberation Serif" fo:font-size="12pt" style:text-underline-style="none" fo:font-weight="normal" officeooo:rsid="00181a3e" style:font-size-asian="12pt" style:font-weight-asian="normal" style:font-size-complex="12pt" style:font-weight-complex="normal"/>
    </style:style>
    <style:style style:name="T24" style:family="text">
      <style:text-properties officeooo:rsid="0014c59f"/>
    </style:style>
    <style:style style:name="T25" style:family="text">
      <style:text-properties officeooo:rsid="00167a83"/>
    </style:style>
    <style:style style:name="T26" style:family="text">
      <style:text-properties officeooo:rsid="00181a3e"/>
    </style:style>
    <style:style style:name="T27" style:family="text">
      <style:text-properties fo:font-size="14pt" officeooo:rsid="001a057c" style:font-size-asian="12.25pt" style:font-size-complex="14pt"/>
    </style:style>
    <style:style style:name="T28" style:family="text">
      <style:text-properties officeooo:rsid="00181a3e" style:font-size-asian="10.5pt"/>
    </style:style>
    <style:style style:name="T29" style:family="text">
      <style:text-properties officeooo:rsid="00107a20"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usé Julien</text:p>
      <text:p text:style-name="P1">Deshaies Christopher</text:p>
      <text:p text:style-name="P1"/>
      <text:p text:style-name="P2">Rapport de rendu d'ACT TP3</text:p>
      <text:p text:style-name="P2"/>
      <text:p text:style-name="P3"><text:span text:style-name="T25">Q1)</text:span><text:span text:style-name="T2"> </text:span></text:p>
      <text:p text:style-name="P3"/>
      <text:p text:style-name="P3"><text:s text:c="43"/><text:span text:style-name="T25">3</text:span></text:p>
      <text:p text:style-name="P3"><text:s text:c="38"/>/ <text:s text:c="2"/><text:span text:style-name="T25">| <text:s text:c="3"/>\</text:span></text:p>
      <text:p text:style-name="P3"><text:s text:c="36"/>/ <text:s text:c="4"/><text:span text:style-name="T25">| <text:s text:c="5"/>\</text:span></text:p>
      <text:p text:style-name="P3"><text:s text:c="34"/><text:span text:style-name="T25">1 <text:s text:c="4"/>-2 <text:s text:c="5"/>1</text:span></text:p>
      <text:p text:style-name="P3"><text:s text:c="34"/><text:span text:style-name="T25">|</text:span> <text:s/><text:span text:style-name="T25">\ <text:s text:c="3"/>| <text:s text:c="7"/>|</text:span></text:p>
      <text:p text:style-name="P3"><text:s text:c="34"/><text:span text:style-name="T25">|</text:span> <text:s text:c="3"/><text:span text:style-name="T25">\ <text:s/>| <text:s text:c="7"/>|</text:span></text:p>
      <text:p text:style-name="P3"><text:s text:c="34"/><text:span text:style-name="T25">|</text:span> <text:s text:c="6"/><text:span text:style-name="T25">1 <text:s text:c="6"/>|</text:span></text:p>
      <text:p text:style-name="P3"><text:span text:style-name="T2"><text:s text:c="40"/></text:span><text:span text:style-name="T4">\ <text:s text:c="7"/>| <text:s text:c="7"/>/</text:span></text:p>
      <text:p text:style-name="P6"><text:s text:c="42"/>\ <text:s text:c="5"/>| <text:s text:c="5"/>/</text:p>
      <text:p text:style-name="P3"><text:s text:c="42"/><text:span text:style-name="T25">0</text:span></text:p>
      <text:p text:style-name="P23"><text:span text:style-name="T24">Q2)</text:span><text:span text:style-name="T3"> <text:s/>Soit </text:span><text:span text:style-name="T4">S l'ensemble des successeurs d'une configuration C donnée, </text:span><text:span text:style-name="T5">soit Sneg l'ensemble des</text:span></text:p>
      <text:p text:style-name="P23"><text:span text:style-name="T5"><text:s text:c="9"/>des successeurs de C qui ont une valeur négative ou nulle et Spos les successeurs de C qui ont une valeur positive.</text:span></text:p>
      <text:p text:style-name="P23"/>
      <text:p text:style-name="P11">La formule qui nous donne la valeur d'une configuration est donc :</text:p>
      <text:p text:style-name="P11"/>
      <text:p text:style-name="P11">Si m==n==1 alors 0</text:p>
      <text:p text:style-name="P11">sinon si Sneg n'est pas vide</text:p>
      <text:p text:style-name="P11"><text:s text:c="15"/>- (max(Sneg)-1)</text:p>
      <text:p text:style-name="P12"><text:span text:style-name="T25"><text:s text:c="12"/>sinon</text:span></text:p>
      <text:p text:style-name="P12"><text:span text:style-name="T26"><text:s text:c="17"/>- (max(Spos) + 1)</text:span></text:p>
      <text:p text:style-name="P7"><text:s text:c="9"/></text:p>
      <text:p text:style-name="P29"/>
      <text:p text:style-name="P28">Q<text:span text:style-name="T24">3</text:span>) <text:span text:style-name="T1"><text:s/>Résultats des </text:span><text:span text:style-name="T20">tests</text:span><text:span text:style-name="T1"> avec l'algorithme naïf:</text:span></text:p>
      <text:p text:style-name="P28"><text:span text:style-name="T1"/></text:p>
      <text:p text:style-name="P26"/>
      <text:p text:style-name="P9">- configuration (10,7,7,3)</text:p>
      <text:p text:style-name="P30"><text:span text:style-name="T7"><text:s text:c="7"/></text:span><text:span text:style-name="T22">→ Le résultat est </text:span><text:span text:style-name="T12">11 en 203237664 appels récursifs </text:span><text:span text:style-name="T13">et en 1.</text:span><text:span text:style-name="T14">59</text:span><text:span text:style-name="T13">s</text:span></text:p>
      <text:p text:style-name="P32"/>
      <text:p text:style-name="P34"><text:span text:style-name="T16">- </text:span><text:span text:style-name="T17">configuration(10,7,5,3)</text:span></text:p>
      <text:p text:style-name="P15"><text:s text:c="7"/>→ Le résultat est <text:s/>15 en 432503940 appels récursifs et en 3.39s</text:p>
      <text:p text:style-name="P13"/>
      <text:p text:style-name="P4"/>
      <text:p text:style-name="P5"><text:span text:style-name="T17">L</text:span><text:span text:style-name="T11">a différence est que la deuxième configuration explore plus </text:span><text:span text:style-name="T18">profondément</text:span><text:span text:style-name="T11"> les solutions, ayant une victoire en 15 coups, alors que l'autre trouve une victoire en 11 coups, ce qui lui évite beaucoup d'appels récursifs.</text:span></text:p>
      <text:p text:style-name="P8"><text:s text:c="46"/></text:p>
      <text:p text:style-name="P24"><draw:frame draw:style-name="fr1" draw:name="Image2" text:anchor-type="paragraph" svg:x="11.195cm" svg:y="0.03cm" svg:width="2.805cm" svg:height="0.529cm" draw:z-index="0"><draw:image xlink:href="Pictures/100002000000006A00000014F09FB943.gif" xlink:type="simple" xlink:show="embed" xlink:actuate="onLoad"/></draw:frame><text:span text:style-name="T3">La complexité de l'algorithme naïf est exponentielle, </text:span><text:span text:style-name="T2">de la forme <text:s text:c="17"/></text:span></text:p>
      <text:p text:style-name="P24"/>
      <text:p text:style-name="P25">Q4) <text:span text:style-name="T6">Résultats des </text:span><text:span text:style-name="T21">tests</text:span><text:span text:style-name="T6"> avec l'algorithme </text:span><text:span text:style-name="T1">et la programmation dynamique</text:span><text:span text:style-name="T6">:</text:span></text:p>
      <text:p text:style-name="P27"/>
      <text:p text:style-name="P9"/>
      <text:p text:style-name="P24"><text:soft-page-break/><text:span text:style-name="T13"/></text:p>
      <text:p text:style-name="P10">- configuration (10<text:span text:style-name="T26">0</text:span>,<text:span text:style-name="T26">100</text:span>,<text:span text:style-name="T26">50</text:span>,<text:span text:style-name="T26">50</text:span>)</text:p>
      <text:p text:style-name="P31"><text:span text:style-name="T7"><text:s text:c="7"/></text:span><text:span text:style-name="T22">→ Le résultat est -</text:span><text:span text:style-name="T23">198</text:span><text:span text:style-name="T12"> en </text:span><text:span text:style-name="T15">6502499 </text:span><text:span text:style-name="T12">appels récursifs </text:span><text:span text:style-name="T13">et en </text:span><text:span text:style-name="T15">5.59</text:span><text:span text:style-name="T13">s</text:span></text:p>
      <text:p text:style-name="P33"><text:s text:c="7"/>→<text:span text:style-name="T26"> avec symétrie: <text:s text:c="15"/>889199 appels récursifs et en 1.53s <text:s text:c="32"/></text:span><text:s text:c="7"/></text:p>
      <text:p text:style-name="P33"/>
      <text:p text:style-name="P35"><text:span text:style-name="T16">- </text:span><text:span text:style-name="T17">configuration(10</text:span><text:span text:style-name="T19">0</text:span><text:span text:style-name="T17">,</text:span><text:span text:style-name="T19">100</text:span><text:span text:style-name="T17">,</text:span><text:span text:style-name="T19">48</text:span><text:span text:style-name="T17">,</text:span><text:span text:style-name="T19">52</text:span><text:span text:style-name="T17">)</text:span></text:p>
      <text:p text:style-name="P14"><text:s text:c="7"/>→ Le résultat est <text:s/><text:span text:style-name="T26">191</text:span> en <text:span text:style-name="T26">6482111 </text:span>appels récursifs et en <text:span text:style-name="T26">5</text:span>.39s</text:p>
      <text:p text:style-name="P16"><text:span text:style-name="T29"><text:s text:c="7"/>→</text:span><text:span text:style-name="T28"> avec symétrie: <text:s text:c="12"/>1019763 appels récursifs et en 1,81s </text:span></text:p>
      <text:p text:style-name="P16"/>
      <text:p text:style-name="P16"/>
      <text:p text:style-name="P21">Q5)</text:p>
      <text:p text:style-name="P21"/>
      <text:p text:style-name="P18">Au dessus de m=110 et n=110, <text:s/>la <text:s/>pile explose et le programme crash donc pas possible de répondre. Vient peut être d'un problème d'allocation des objets ou du tableau pour sauvegarder les résultats, mais nous n'avons pas réussi à régler ce problème.</text:p>
      <text:p text:style-name="P18"/>
      <text:p text:style-name="P19"><text:span text:style-name="T27">Q6)</text:span> </text:p>
      <text:p text:style-name="P19"/>
      <text:p text:style-name="P20"><draw:frame draw:style-name="fr1" draw:name="Image1" text:anchor-type="paragraph" svg:x="6.04cm" svg:y="1.115cm" svg:width="2.004cm" svg:height="0.572cm" draw:z-index="1"><draw:image xlink:href="Pictures/1000020000000044000000144A426517.gif" xlink:type="simple" xlink:show="embed" xlink:actuate="onLoad"/></draw:frame>On a besoin d'un tableau 4dimensions, et de le remplir partiellement donc la borne supérieur est </text:p>
      <text:p text:style-name="P20"/>
      <text:p text:style-name="P20"/>
      <text:p text:style-name="P20"/>
      <text:p text:style-name="P22">Q7)</text:p>
      <text:p text:style-name="P22"/>
      <text:p text:style-name="P17">Toutes ces configurations sont égales car elles sont symétriques par rapport a l'axe horizontal, vertical ou les deux en même temps, ou une rotation de 90degrés. </text:p>
      <text:p text:style-name="P22"/>
      <text:p text:style-name="P22">Q8) </text:p>
      <text:p text:style-name="P22"/>
      <text:p text:style-name="P22"><text:span text:style-name="T8">Oui on note une </text:span><text:span text:style-name="T10">accélération</text:span><text:span text:style-name="T8">, pour reprendre l'exemple de la configuration </text:span><text:span text:style-name="T9"><text:s/></text:span><text:span text:style-name="T6"><text:s/>(10</text:span><text:span text:style-name="T5">0</text:span><text:span text:style-name="T6">,</text:span><text:span text:style-name="T5">100</text:span><text:span text:style-name="T6">,</text:span><text:span text:style-name="T5">50</text:span><text:span text:style-name="T6">,</text:span><text:span text:style-name="T5">50</text:span><text:span text:style-name="T6">), </text:span><text:span text:style-name="T1">le programme passe de <text:s/>5,59s a 1,53s, soit une accélération de 3.5</text:span></text:p>
      <text:p text:style-name="P22"/>
      <text:p text:style-name="P22">Q9)</text:p>
      <text:p text:style-name="P22"/>
      <text:p text:style-name="P20">On voit que en utilisant les symétries, on passe d'un tableau de m*n à un tableau de</text:p>
      <text:p text:style-name="P20"><draw:frame draw:style-name="fr1" draw:name="Image3" text:anchor-type="paragraph" svg:x="5.405cm" svg:y="0.291cm" svg:width="2.805cm" svg:height="0.503cm" draw:z-index="2"><draw:image xlink:href="Pictures/100002000000006A000000131CB5E746.gif" xlink:type="simple" xlink:show="embed" xlink:actuate="onLoad"/></draw:frame></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use Julien</meta:initial-creator>
    <meta:creation-date>2015-10-23T15:58:32.159917452</meta:creation-date>
    <dc:date>2015-10-25T14:15:21.944000000</dc:date>
    <meta:editing-duration>PT49M18S</meta:editing-duration>
    <meta:editing-cycles>20</meta:editing-cycles>
    <meta:generator>LibreOffice/4.2.6.3$Windows_x86 LibreOffice_project/3fd416d4c6db7d3204c17ce57a1d70f6e531ee21</meta:generator>
    <meta:document-statistic meta:table-count="0" meta:image-count="3" meta:object-count="0" meta:page-count="2" meta:paragraph-count="48" meta:word-count="370" meta:character-count="2798" meta:non-whitespace-character-count="1766"/>
  </office:meta>
</office:document-meta>
</file>